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P5" style:family="paragraph" style:parent-style-name="Standard">
      <style:text-properties fo:font-style="italic" officeooo:paragraph-rsid="000db36f" style:font-style-asian="italic" style:font-style-complex="italic"/>
    </style:style>
    <style:style style:name="P6" style:family="paragraph" style:parent-style-name="Standard">
      <style:text-properties fo:font-style="normal" officeooo:rsid="0047cbef" officeooo:paragraph-rsid="0047cbef" style:font-style-asian="normal" style:font-style-complex="normal"/>
    </style:style>
    <style:style style:name="P7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8" style:family="paragraph" style:parent-style-name="Standard">
      <style:text-properties officeooo:paragraph-rsid="000db36f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511c4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5c379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ize="14pt" fo:font-style="italic" fo:font-weight="bold" officeooo:rsid="004b19f0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2a6099" loext:opacity="100%" fo:font-style="normal" officeooo:rsid="001a9dbf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7">Noções de UX/UI</text:span><text:span text:style-name="T5">: </text:span><text:span text:style-name="T6">Módulo </text:span><text:span text:style-name="T9">3</text:span><text:span text:style-name="T6"> - </text:span><text:span text:style-name="T5">Atividade 0</text:span><text:span text:style-name="T10">2</text:span></text:p>
      <text:p text:style-name="P2"/>
      <text:p text:style-name="P5">Uma empresa quer lançar um produto em um formato escalável para uma grande quantidade de pessoas. Apresente uma proposta de como coletar dados com o usuário considerando as seguintes premissas:</text:p>
      <text:p text:style-name="P5"/>
      <text:p text:style-name="P5">- anteriormente, houve uma tentativa de lançamento deste produto, uma versão beta esteve disponível no mercado durante algum tempo e foi removida;</text:p>
      <text:p text:style-name="P5">- o produto foi concebido sem pesquisa com o usuário.</text:p>
      <text:p text:style-name="P5"/>
      <text:p text:style-name="P5">Indique o tipo de técnica que você sugere e justifique sua escolha.</text:p>
      <text:p text:style-name="P5"/>
      <text:p text:style-name="P6">Utilizaria a técnica de Desk Research, uma vez que o produto já teve uma versão beta. Sendo assim poderia aproveitar o conhecimento já existente para poder traçar outro plano. </text:p>
      <text:p text:style-name="P7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1">.</text:span></text:a></text:p>
      <text:p text:style-name="P3"/>
      <text:p text:style-name="P4"><text:s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4:46:43.001094469</dc:date>
    <meta:editing-duration>PT9H17M1S</meta:editing-duration>
    <meta:editing-cycles>51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15" meta:character-count="706" meta:non-whitespace-character-count="596"/>
  </office:meta>
</office:document-meta>
</file>